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2" table:number-rows-spanned="1">
            <text:p>X-majority</text:p>
          </table:table-cell>
          <table:covered-table-cell table:style-name="ce1"/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otal</text:p>
            <text:p>Epoch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10">
            <text:p>CNV</text:p>
          </table:table-cell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covered-table-cell table:number-columns-repeated="2"/>
          <table:table-cell table:style-name="Default"/>
          <table:table-cell table:number-columns-repeated="1021"/>
        </table:table-row>
        <table:table-row table:style-name="ro2">
          <table:covered-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BBMMM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MMMBBB</text:p>
          </table:table-cell>
          <table:table-cell table:number-columns-repeated="1021"/>
        </table:table-row>
        <table:table-row table:style-name="ro2">
          <table:covered-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BMMMM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MMMMB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25.78" calcext:value-type="float">
            <text:p>25.78</text:p>
          </table:table-cell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10">
            <text:p>CNV</text:p>
            <text:p>Padding</text:p>
          </table:table-cell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5.72" calcext:value-type="float">
            <text:p>15.7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0:18:09.795113715</meta:creation-date>
    <meta:generator>LibreOffice/6.0.7.3$Linux_X86_64 LibreOffice_project/00m0$Build-3</meta:generator>
    <dc:date>2019-06-02T11:33:59.125580044</dc:date>
    <meta:editing-duration>PT1H5M29S</meta:editing-duration>
    <meta:editing-cycles>6</meta:editing-cycles>
    <meta:document-statistic meta:table-count="1" meta:cell-count="30" meta:object-count="0"/>
  </office:meta>
</office:document-meta>
</file>